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18cm" draw:marker-start-width="0.47cm" draw:marker-end-width="0.47cm" draw:fill="none" draw:textarea-horizontal-align="center" draw:textarea-vertical-align="middle" fo:padding-top="0.215cm" fo:padding-bottom="0.215cm" fo:padding-left="0.34cm" fo:padding-right="0.34cm"/>
    </style:style>
    <style:style style:name="gr2" style:family="graphic" style:parent-style-name="standard">
      <style:graphic-properties draw:stroke="solid" draw:stroke-dash="Fine_20_Dashed" svg:stroke-width="0.08cm" svg:stroke-color="#000080" draw:marker-start-width="0.32cm" draw:marker-end-width="0.32cm" draw:fill="none" draw:textarea-vertical-align="middle" draw:auto-grow-height="false" fo:min-height="0.749cm" fo:min-width="0.499cm" fo:padding-top="0.165cm" fo:padding-bottom="0.165cm" fo:padding-left="0.29cm" fo:padding-right="0.29cm"/>
    </style:style>
    <style:style style:name="gr3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4.5cm"/>
    </style:style>
    <style:style style:name="gr6" style:family="graphic" style:parent-style-name="standard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3.5cm"/>
    </style:style>
    <style:style style:name="gr8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9" style:family="graphic" style:parent-style-name="standard">
      <style:graphic-properties draw:stroke="dash" draw:stroke-dash="Fine_20_Dashed" svg:stroke-width="0.1cm" draw:marker-start-width="0.35cm" draw:marker-end="Arrowheads_20_2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5cm" svg:stroke-color="#800000" draw:marker-start-width="0.275cm" draw:marker-end="Arrowheads_20_1" draw:marker-end-width="0.375cm" draw:fill="none" draw:textarea-horizontal-align="center" draw:textarea-vertical-align="middle" fo:padding-top="0.2cm" fo:padding-bottom="0.2cm" fo:padding-left="0.325cm" fo:padding-right="0.325cm"/>
    </style:style>
    <style:style style:name="gr11" style:family="graphic" style:parent-style-name="standard">
      <style:graphic-properties svg:stroke-width="0.15cm" svg:stroke-color="#000080" draw:marker-start-width="0.275cm" draw:marker-end="Arrowheads_20_1" draw:marker-end-width="0.375cm" draw:fill="none" draw:textarea-horizontal-align="center" draw:textarea-vertical-align="middle" fo:padding-top="0.2cm" fo:padding-bottom="0.2cm" fo:padding-left="0.325cm" fo:padding-right="0.325cm"/>
    </style:style>
    <style:style style:name="gr12" style:family="graphic" style:parent-style-name="standard">
      <style:graphic-properties svg:stroke-width="0.15cm" svg:stroke-color="#008000" draw:marker-start-width="0.275cm" draw:marker-end="Arrowheads_20_1" draw:marker-end-width="0.375cm" draw:fill="none" draw:textarea-horizontal-align="center" draw:textarea-vertical-align="middle" fo:padding-top="0.2cm" fo:padding-bottom="0.2cm" fo:padding-left="0.325cm" fo:padding-right="0.325cm"/>
    </style:style>
    <style:style style:name="gr13" style:family="graphic" style:parent-style-name="standard">
      <style:graphic-properties draw:stroke="dash" draw:stroke-dash="Fine_20_Dotted" svg:stroke-width="0.1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draw:marker-start="Arrowheads_20_3" draw:fill="none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solid" draw:stroke-dash="Fine_20_Dashed" svg:stroke-width="0.08cm" draw:marker-start-width="0.32cm" draw:marker-end-width="0.32cm" draw:fill="none" draw:textarea-horizontal-align="center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7cm" svg:y1="18.5cm" svg:x2="2.9cm" svg:y2="2.7cm">
          <text:p text:style-name="P2"/>
        </draw:line>
        <draw:custom-shape draw:style-name="gr2" draw:text-style-name="P1" draw:layer="layout" svg:width="38.3cm" svg:height="33.45cm" svg:x="-16cm" svg:y="-13.3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7cm" svg:height="7cm" svg:x="-0.3cm" svg:y="-0.4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4.7cm" svg:height="11.5cm" svg:x="-1.5cm" svg:y="-1cm"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7cm" svg:height="11.5cm" draw:transform="rotate (0.451691210416047) translate (1.626cm -0.898cm)">
          <text:p text:style-name="P2"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cm" svg:height="4.75cm" svg:x="7.2cm" svg:y="18.5cm">
          <draw:text-box>
            <text:p text:style-name="P2"/>
          </draw:text-box>
        </draw:frame>
        <draw:line draw:style-name="gr6" draw:text-style-name="P1" draw:layer="layout" svg:x1="4.131cm" svg:y1="6.321cm" svg:x2="4.569cm" svg:y2="6.079cm">
          <text:p text:style-name="P2"/>
        </draw:line>
        <draw:frame draw:style-name="gr7" draw:text-style-name="P3" draw:layer="layout" svg:width="2cm" svg:height="3.75cm" svg:x="3.2cm" svg:y="6.75cm">
          <draw:text-box>
            <text:p text:style-name="P2"><text:span text:style-name="T1">ϴ</text:span></text:p>
          </draw:text-box>
        </draw:frame>
        <draw:custom-shape draw:style-name="gr8" draw:text-style-name="P1" draw:layer="layout" svg:width="1.5cm" svg:height="1.5cm" svg:x="10cm" svg:y="17.8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9" draw:text-style-name="P1" draw:layer="layout" svg:x1="3.2cm" svg:y1="22cm" svg:x2="18.2cm" svg:y2="15.5cm">
          <text:p text:style-name="P2"/>
        </draw:line>
        <draw:line draw:style-name="gr10" draw:text-style-name="P1" draw:layer="layout" svg:x1="10.8cm" svg:y1="18.7cm" svg:x2="10.8cm" svg:y2="24.7cm">
          <text:p text:style-name="P2"/>
        </draw:line>
        <draw:line draw:style-name="gr11" draw:text-style-name="P1" draw:layer="layout" svg:x1="10.786cm" svg:y1="18.688cm" svg:x2="7.7cm" svg:y2="20cm">
          <text:p text:style-name="P2"/>
        </draw:line>
        <draw:line draw:style-name="gr12" draw:text-style-name="P1" draw:layer="layout" svg:x1="10.786cm" svg:y1="18.688cm" svg:x2="11.7cm" svg:y2="14cm">
          <text:p text:style-name="P2"/>
        </draw:line>
        <draw:custom-shape draw:style-name="gr13" draw:text-style-name="P1" draw:layer="layout" svg:width="9.5cm" svg:height="9.5cm" svg:x="6cm" svg:y="13.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path draw:style-name="gr14" draw:text-style-name="P1" draw:layer="layout" svg:width="4.082cm" svg:height="2.259cm" draw:transform="skewX (0.57892571288641) rotate (-3.04333061670312) translate (14.4153991736389cm 17.0999642707739cm)" svg:viewBox="0 0 4083 2260" svg:d="m4083-34603c-1815 0-4083-2260-4083-2260">
          <text:p text:style-name="P2"/>
        </draw:path>
        <draw:frame draw:style-name="gr7" draw:text-style-name="P3" draw:layer="layout" svg:width="2cm" svg:height="3.75cm" svg:x="12.2cm" svg:y="15.7cm">
          <draw:text-box>
            <text:p text:style-name="P2"><text:span text:style-name="T1">ωt</text:span></text:p>
          </draw:text-box>
        </draw:frame>
        <draw:frame draw:style-name="gr7" draw:text-style-name="P3" draw:layer="layout" svg:width="2cm" svg:height="3.75cm" svg:x="10.3cm" svg:y="11.25cm">
          <draw:text-box>
            <text:p text:style-name="P2"><text:span text:style-name="T1">_</text:span></text:p>
            <text:p text:style-name="P2"><text:span text:style-name="T1">F</text:span><text:span text:style-name="T2">c</text:span></text:p>
          </draw:text-box>
        </draw:frame>
        <draw:frame draw:style-name="gr7" draw:text-style-name="P3" draw:layer="layout" svg:width="2cm" svg:height="3.75cm" svg:x="7.7cm" svg:y="18.75cm">
          <draw:text-box>
            <text:p text:style-name="P2"><text:span text:style-name="T1">_</text:span></text:p>
            <text:p text:style-name="P2"><text:span text:style-name="T1">F</text:span><text:span text:style-name="T2">η</text:span></text:p>
          </draw:text-box>
        </draw:frame>
        <draw:frame draw:style-name="gr7" draw:text-style-name="P3" draw:layer="layout" svg:width="2cm" svg:height="3.75cm" svg:x="10.9cm" svg:y="22.3cm">
          <draw:text-box>
            <text:p text:style-name="P2"><text:span text:style-name="T1">_</text:span></text:p>
            <text:p text:style-name="P2"><text:span text:style-name="T1">F</text:span><text:span text:style-name="T2">g</text:span></text:p>
          </draw:text-box>
        </draw:frame>
        <draw:line draw:style-name="gr15" draw:text-style-name="P1" draw:layer="layout" svg:x1="0.3cm" svg:y1="2.7cm" svg:x2="16.8cm" svg:y2="2.7cm">
          <text:p text:style-name="P2"/>
        </draw:line>
        <draw:line draw:style-name="gr15" draw:text-style-name="P1" draw:layer="layout" svg:x1="2.9cm" svg:y1="22cm" svg:x2="2.9cm" svg:y2="0.5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draw:marker draw:name="Arrowheads_20_2" draw:display-name="Arrowheads 2" svg:viewBox="0 0 1122 2243" svg:d="m0 2108v17 17l12 42 30 34 38 21 43 4 29-8 30-21 25-26 13-34 343-1532 339 1520 13 42 29 34 39 21 42 4 42-12 34-30 21-42v-39-12l-4 4-440-1998-9-42-25-39-38-25-43-8-42 8-38 25-26 39-8 42z"/>
    <draw:marker draw:name="Arrowheads_20_3" draw:display-name="Arrowheads 3" svg:viewBox="0 0 1131 902" svg:d="m564 0-564 902h1131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25.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toninus</meta:initial-creator>
    <meta:creation-date>2009-12-19T10:35:31</meta:creation-date>
    <dc:creator>toninus</dc:creator>
    <dc:date>2009-12-19T12:02:11</dc:date>
    <meta:editing-cycles>7</meta:editing-cycles>
    <meta:editing-duration>PT15M45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